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vocationException.getErro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cationException.MethodInvocationException( PropertyChangeEvent propertyChangeEvent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